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2562" calcext:value-type="float">
            <text:p>1256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9" calcext:value-type="float">
            <text:p>98,9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2458" calcext:value-type="float">
            <text:p>12458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float" office:value="12563" calcext:value-type="float">
            <text:p>1256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office:value-type="float" office:value="6780" calcext:value-type="float">
            <text:p>6780</text:p>
          </table:table-cell>
          <table:table-cell office:value-type="float" office:value="12554" calcext:value-type="float">
            <text:p>1255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6719" calcext:value-type="float">
            <text:p>6719</text:p>
          </table:table-cell>
          <table:table-cell office:value-type="float" office:value="12561" calcext:value-type="float">
            <text:p>1256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8" calcext:value-type="float">
            <text:p>99,58</text:p>
          </table:table-cell>
          <table:table-cell office:value-type="float" office:value="0.42" calcext:value-type="float">
            <text:p>0,42</text:p>
          </table:table-cell>
          <table:table-cell office:value-type="float" office:value="6804" calcext:value-type="float">
            <text:p>6804</text:p>
          </table:table-cell>
          <table:table-cell office:value-type="float" office:value="12544" calcext:value-type="float">
            <text:p>12544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4" calcext:value-type="float">
            <text:p>99,4</text:p>
          </table:table-cell>
          <table:table-cell office:value-type="float" office:value="0.6" calcext:value-type="float">
            <text:p>0,6</text:p>
          </table:table-cell>
          <table:table-cell office:value-type="float" office:value="6857" calcext:value-type="float">
            <text:p>6857</text:p>
          </table:table-cell>
          <table:table-cell office:value-type="float" office:value="12522" calcext:value-type="float">
            <text:p>1252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37" calcext:value-type="float">
            <text:p>98,37</text:p>
          </table:table-cell>
          <table:table-cell office:value-type="float" office:value="1.63" calcext:value-type="float">
            <text:p>1,63</text:p>
          </table:table-cell>
          <table:table-cell office:value-type="float" office:value="387" calcext:value-type="float">
            <text:p>387</text:p>
          </table:table-cell>
          <table:table-cell office:value-type="float" office:value="12393" calcext:value-type="float">
            <text:p>12393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6986" calcext:value-type="float">
            <text:p>6986</text:p>
          </table:table-cell>
          <table:table-cell office:value-type="float" office:value="12561" calcext:value-type="float">
            <text:p>1256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86" calcext:value-type="float">
            <text:p>98,86</text:p>
          </table:table-cell>
          <table:table-cell office:value-type="float" office:value="1.14" calcext:value-type="float">
            <text:p>1,14</text:p>
          </table:table-cell>
          <table:table-cell office:value-type="float" office:value="4825" calcext:value-type="float">
            <text:p>4825</text:p>
          </table:table-cell>
          <table:table-cell office:value-type="float" office:value="12454" calcext:value-type="float">
            <text:p>12454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/>
          <table:table-cell table:formula="of:=AVERAGE([.B2:.B11])" office:value-type="float" office:value="99.364" calcext:value-type="float">
            <text:p>99,364</text:p>
          </table:table-cell>
          <table:table-cell table:formula="of:=AVERAGE([.C2:.C11])" office:value-type="float" office:value="0.636" calcext:value-type="float">
            <text:p>0,636</text:p>
          </table:table-cell>
          <table:table-cell table:formula="of:=AVERAGE([.D2:.D11])" office:value-type="float" office:value="5622.57142857143" calcext:value-type="float">
            <text:p>5622,5714285714</text:p>
          </table:table-cell>
          <table:table-cell table:formula="of:=AVERAGE([.E2:.E11])" office:value-type="float" office:value="12517.2" calcext:value-type="float">
            <text:p>12517,2</text:p>
          </table:table-cell>
          <table:table-cell table:formula="of:=AVERAGE([.F2:.F11])" office:value-type="float" office:value="80.1" calcext:value-type="float">
            <text:p>80,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446342099592874" calcext:value-type="float">
            <text:p>0,4463420996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10.1" calcext:value-type="float">
            <text:p>5810,1</text:p>
          </table:table-cell>
          <table:table-cell table:formula="of:=AVERAGE([.G18:.G27])" office:value-type="float" office:value="52.9" calcext:value-type="float">
            <text:p>52,9</text:p>
          </table:table-cell>
          <table:table-cell/>
          <table:table-cell office:value-type="float" office:value="5785" calcext:value-type="float">
            <text:p>578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7.2" calcext:value-type="float">
            <text:p>27,2</text:p>
          </table:table-cell>
          <table:table-cell table:formula="of:=AVERAGE([.H18:.H27])" office:value-type="float" office:value="6707.1" calcext:value-type="float">
            <text:p>6707,1</text:p>
          </table:table-cell>
          <table:table-cell/>
          <table:table-cell office:value-type="float" office:value="5789" calcext:value-type="float">
            <text:p>5789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6669" calcext:value-type="float">
            <text:p>6669</text:p>
          </table:table-cell>
        </table:table-row>
        <table:table-row table:style-name="ro1">
          <table:table-cell table:number-columns-repeated="4"/>
          <table:table-cell office:value-type="float" office:value="5833" calcext:value-type="float">
            <text:p>583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/>
          <table:table-cell office:value-type="float" office:value="5810" calcext:value-type="float">
            <text:p>5810</text:p>
          </table:table-cell>
          <table:table-cell table:number-columns-repeated="2"/>
          <table:table-cell office:value-type="float" office:value="5847" calcext:value-type="float">
            <text:p>584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707" calcext:value-type="float">
            <text:p>670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740" calcext:value-type="float">
            <text:p>674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956" calcext:value-type="float">
            <text:p>595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07" calcext:value-type="float">
            <text:p>6707</text:p>
          </table:table-cell>
          <table:table-cell table:number-columns-repeated="2"/>
          <table:table-cell office:value-type="float" office:value="5934" calcext:value-type="float">
            <text:p>5934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30" calcext:value-type="float">
            <text:p>5630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office:value-type="float" office:value="6763" calcext:value-type="float">
            <text:p>6763</text:p>
          </table:table-cell>
        </table:table-row>
        <table:table-row table:style-name="ro1">
          <table:table-cell table:number-columns-repeated="4"/>
          <table:table-cell office:value-type="float" office:value="5808" calcext:value-type="float">
            <text:p>580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table:number-columns-repeated="4"/>
          <table:table-cell office:value-type="float" office:value="5698" calcext:value-type="float">
            <text:p>5698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table:number-columns-repeated="4"/>
          <table:table-cell table:formula="of:=AVERAGE([.E18:.E27])" office:value-type="float" office:value="5810.1" calcext:value-type="float">
            <text:p>5810,1</text:p>
          </table:table-cell>
          <table:table-cell table:formula="of:=AVERAGE([.F18:.F27])" office:value-type="float" office:value="27.2" calcext:value-type="float">
            <text:p>27,2</text:p>
          </table:table-cell>
          <table:table-cell table:formula="of:=AVERAGE([.G18:.G27])" office:value-type="float" office:value="52.9" calcext:value-type="float">
            <text:p>52,9</text:p>
          </table:table-cell>
          <table:table-cell table:formula="of:=AVERAGE([.H18:.H27])" office:value-type="float" office:value="6707.1" calcext:value-type="float">
            <text:p>6707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6:20:48.509694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5:23:48.670305995</meta:creation-date>
    <dc:date>2017-12-30T16:21:10.156582410</dc:date>
    <meta:editing-duration>PT59M15S</meta:editing-duration>
    <meta:editing-cycles>4</meta:editing-cycles>
    <meta:generator>LibreOffice/5.1.6.2$Linux_X86_64 LibreOffice_project/10m0$Build-2</meta:generator>
    <meta:document-statistic meta:table-count="1" meta:cell-count="131" meta:object-count="0"/>
  </office:meta>
</office:document-meta>
</file>